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ReleaseThread.SoftRefRelease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FilesCache.touchFile(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ftRefFilesCache.removeFile( FileSystem filesystem , File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ftRefFilesCach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ftRefFilesCache.getFile( final FileSystem filesystem , final File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ftRefFilesCache.createReference( FileObject file , ReferenceQueue ref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sCache.removeFile( final FileSystemAndNameKey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ftRefFilesCache.putFile( final FileObject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ftRefFilesCache.SoftRefFile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ftRefFilesCache.getOrCreateFilesystemCache( final FileSystem filesys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ftRefReleaseThread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oftRefFilesCache.startTh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ftRefFilesCache.endTh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ftRefFilesCache.filesystemClose( FileSystem filesys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ftRefFilesCache.clear( FileSystem filesys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